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List_20_Paragraph">
      <style:paragraph-properties fo:margin-left="2.54cm" fo:margin-right="0cm" fo:text-indent="0cm" style:auto-text-indent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List_20_Paragraph">
      <style:text-properties officeooo:rsid="00220c0b" officeooo:paragraph-rsid="00220c0b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fo:font-weight="bold" officeooo:rsid="001e6928" officeooo:paragraph-rsid="001e6928" style:font-weight-asian="bold" style:font-weight-complex="bold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officeooo:rsid="001e6928" officeooo:paragraph-rsid="001e6928" fo:background-color="#ffff99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List_20_Paragraph" style:list-style-name="WWNum1"/>
    <style:style style:name="P8" style:family="paragraph" style:parent-style-name="List_20_Paragraph" style:list-style-name="WWNum1">
      <style:text-properties officeooo:paragraph-rsid="00243d83" fo:background-color="#99ffff"/>
    </style:style>
    <style:style style:name="P9" style:family="paragraph" style:parent-style-name="List_20_Paragraph" style:list-style-name="WWNum1">
      <style:text-properties officeooo:rsid="00243d83" officeooo:paragraph-rsid="00243d83" fo:background-color="#99ffff"/>
    </style:style>
    <style:style style:name="P10" style:family="paragraph" style:parent-style-name="List_20_Paragraph" style:list-style-name="WWNum1">
      <style:text-properties fo:background-color="#ffff99"/>
    </style:style>
    <style:style style:name="P11" style:family="paragraph" style:parent-style-name="List_20_Paragraph" style:list-style-name="WWNum1">
      <style:text-properties officeooo:rsid="002b9c91" officeooo:paragraph-rsid="002b9c91" fo:background-color="#ffff99"/>
    </style:style>
    <style:style style:name="P12" style:family="paragraph" style:parent-style-name="List_20_Paragraph" style:list-style-name="WWNum1">
      <style:text-properties fo:background-color="#ccff66"/>
    </style:style>
    <style:style style:name="P13" style:family="paragraph" style:parent-style-name="List_20_Paragraph" style:list-style-name="WWNum1">
      <style:text-properties fo:background-color="#ff3333"/>
    </style:style>
    <style:style style:name="P14" style:family="paragraph" style:parent-style-name="List_20_Paragraph" style:list-style-name="L1">
      <style:text-properties officeooo:rsid="001e6928" officeooo:paragraph-rsid="001e6928"/>
    </style:style>
    <style:style style:name="P15" style:family="paragraph" style:parent-style-name="List_20_Paragraph" style:list-style-name="L2">
      <style:text-properties fo:font-style="italic" officeooo:rsid="001e6928" officeooo:paragraph-rsid="001e6928" style:font-style-asian="italic" style:font-style-complex="italic"/>
    </style:style>
    <style:style style:name="P16" style:family="paragraph" style:parent-style-name="List_20_Paragraph" style:list-style-name="L2">
      <style:text-properties fo:font-style="normal" officeooo:rsid="00220c0b" officeooo:paragraph-rsid="00220c0b" style:font-style-asian="normal" style:font-style-complex="normal"/>
    </style:style>
    <style:style style:name="P17" style:family="paragraph" style:parent-style-name="List_20_Paragraph" style:list-style-name="L3">
      <style:text-properties officeooo:rsid="002023a3" officeooo:paragraph-rsid="002023a3"/>
    </style:style>
    <style:style style:name="P18" style:family="paragraph" style:parent-style-name="List_20_Paragraph" style:list-style-name="L3">
      <style:text-properties officeooo:rsid="002023a3" officeooo:paragraph-rsid="00243d83"/>
    </style:style>
    <style:style style:name="P19" style:family="paragraph" style:parent-style-name="List_20_Paragraph" style:list-style-name="L3">
      <style:text-properties officeooo:rsid="00243d83" officeooo:paragraph-rsid="00243d83"/>
    </style:style>
    <style:style style:name="P20" style:family="paragraph" style:parent-style-name="List_20_Paragraph" style:list-style-name="L4">
      <style:text-properties officeooo:rsid="00243d83" officeooo:paragraph-rsid="00243d83"/>
    </style:style>
    <style:style style:name="P21" style:family="paragraph" style:parent-style-name="List_20_Paragraph" style:list-style-name="L3">
      <style:text-properties officeooo:rsid="00205f03" officeooo:paragraph-rsid="00205f03"/>
    </style:style>
    <style:style style:name="P22" style:family="paragraph" style:parent-style-name="List_20_Paragraph" style:list-style-name="L3">
      <style:text-properties officeooo:rsid="00220c0b" officeooo:paragraph-rsid="00220c0b"/>
    </style:style>
    <style:style style:name="P23" style:family="paragraph" style:parent-style-name="List_20_Paragraph" style:list-style-name="L4">
      <style:text-properties officeooo:rsid="00220c0b" officeooo:paragraph-rsid="00243d83"/>
    </style:style>
    <style:style style:name="P24" style:family="paragraph" style:parent-style-name="List_20_Paragraph" style:list-style-name="L3">
      <style:text-properties officeooo:rsid="0022af51" officeooo:paragraph-rsid="0022af51"/>
    </style:style>
    <style:style style:name="P25" style:family="paragraph" style:parent-style-name="List_20_Paragraph" style:list-style-name="L4">
      <style:text-properties officeooo:rsid="00255883" officeooo:paragraph-rsid="00255883"/>
    </style:style>
    <style:style style:name="P26" style:family="paragraph" style:parent-style-name="List_20_Paragraph" style:list-style-name="L5">
      <style:text-properties officeooo:rsid="00255883" officeooo:paragraph-rsid="00255883"/>
    </style:style>
    <style:style style:name="P27" style:family="paragraph" style:parent-style-name="List_20_Paragraph">
      <style:text-properties officeooo:rsid="00255883" officeooo:paragraph-rsid="00255883"/>
    </style:style>
    <style:style style:name="P28" style:family="paragraph" style:parent-style-name="List_20_Paragraph" style:list-style-name="L7">
      <style:text-properties officeooo:rsid="0027934a" officeooo:paragraph-rsid="0027934a" fo:background-color="transparent"/>
    </style:style>
    <style:style style:name="P29" style:family="paragraph" style:parent-style-name="List_20_Paragraph" style:list-style-name="L8">
      <style:text-properties officeooo:rsid="0027934a" officeooo:paragraph-rsid="0027934a" fo:background-color="transparent"/>
    </style:style>
    <style:style style:name="P30" style:family="paragraph" style:parent-style-name="List_20_Paragraph" style:list-style-name="L9">
      <style:text-properties officeooo:rsid="0027934a" officeooo:paragraph-rsid="0027934a" fo:background-color="transparent"/>
    </style:style>
    <style:style style:name="P31" style:family="paragraph" style:parent-style-name="List_20_Paragraph" style:list-style-name="L15">
      <style:text-properties officeooo:rsid="0028e483" officeooo:paragraph-rsid="0028e483" fo:background-color="transparent"/>
    </style:style>
    <style:style style:name="P32" style:family="paragraph" style:parent-style-name="List_20_Paragraph" style:list-style-name="L22">
      <style:text-properties officeooo:rsid="002b9c91" officeooo:paragraph-rsid="002b9c91" fo:background-color="transparent"/>
    </style:style>
    <style:style style:name="P33" style:family="paragraph" style:parent-style-name="List_20_Paragraph" style:list-style-name="L25">
      <style:text-properties officeooo:rsid="002b9c91" officeooo:paragraph-rsid="002b9c91" fo:background-color="transparent"/>
    </style:style>
    <style:style style:name="P34" style:family="paragraph" style:parent-style-name="List_20_Paragraph" style:list-style-name="L14">
      <style:text-properties officeooo:paragraph-rsid="0027934a"/>
    </style:style>
    <style:style style:name="P35" style:family="paragraph" style:parent-style-name="List_20_Paragraph" style:list-style-name="L14">
      <style:text-properties officeooo:rsid="0027934a" officeooo:paragraph-rsid="0027934a"/>
    </style:style>
    <style:style style:name="P36" style:family="paragraph" style:parent-style-name="List_20_Paragraph">
      <style:text-properties officeooo:rsid="0027934a" officeooo:paragraph-rsid="0027934a"/>
    </style:style>
    <style:style style:name="P37" style:family="paragraph" style:parent-style-name="List_20_Paragraph">
      <style:text-properties officeooo:rsid="00291ae3" officeooo:paragraph-rsid="0028e483"/>
    </style:style>
    <style:style style:name="P38" style:family="paragraph" style:parent-style-name="List_20_Paragraph" style:list-style-name="L19">
      <style:text-properties officeooo:rsid="00291ae3" officeooo:paragraph-rsid="00291ae3"/>
    </style:style>
    <style:style style:name="P39" style:family="paragraph" style:parent-style-name="List_20_Paragraph" style:list-style-name="L1">
      <style:text-properties officeooo:rsid="00291ae3" officeooo:paragraph-rsid="00291ae3"/>
    </style:style>
    <style:style style:name="P40" style:family="paragraph" style:parent-style-name="List_20_Paragraph" style:list-style-name="L20">
      <style:text-properties officeooo:rsid="00291ae3" officeooo:paragraph-rsid="00291ae3"/>
    </style:style>
    <style:style style:name="P41" style:family="paragraph" style:parent-style-name="List_20_Paragraph" style:list-style-name="L21">
      <style:text-properties officeooo:rsid="00291ae3" officeooo:paragraph-rsid="00291ae3"/>
    </style:style>
    <style:style style:name="P42" style:family="paragraph" style:parent-style-name="List_20_Paragraph" style:list-style-name="L19">
      <style:text-properties officeooo:paragraph-rsid="00291ae3"/>
    </style:style>
    <style:style style:name="P43" style:family="paragraph" style:parent-style-name="List_20_Paragraph">
      <style:text-properties officeooo:paragraph-rsid="00291ae3"/>
    </style:style>
    <style:style style:name="P44" style:family="paragraph" style:parent-style-name="List_20_Paragraph" style:list-style-name="L28">
      <style:text-properties officeooo:paragraph-rsid="002b9c91"/>
    </style:style>
    <style:style style:name="P45" style:family="paragraph" style:parent-style-name="List_20_Paragraph" style:list-style-name="L1">
      <style:paragraph-properties fo:margin-left="0cm" fo:margin-right="0cm" fo:text-indent="0cm" style:auto-text-indent="false"/>
      <style:text-properties officeooo:rsid="00220c0b" officeooo:paragraph-rsid="00220c0b"/>
    </style:style>
    <style:style style:name="P46" style:family="paragraph" style:parent-style-name="List_20_Paragraph" style:list-style-name="WWNum1">
      <style:paragraph-properties fo:margin-left="0cm" fo:margin-right="0cm" fo:text-indent="0cm" style:auto-text-indent="false"/>
      <style:text-properties officeooo:rsid="001e6928" officeooo:paragraph-rsid="002023a3" fo:background-color="#99ffff"/>
    </style:style>
    <style:style style:name="P47" style:family="paragraph" style:parent-style-name="List_20_Paragraph" style:list-style-name="WWNum1">
      <style:paragraph-properties fo:margin-left="0cm" fo:margin-right="0cm" fo:text-align="start" style:justify-single-word="false" fo:text-indent="0cm" style:auto-text-indent="false"/>
      <style:text-properties officeooo:rsid="00243d83" officeooo:paragraph-rsid="0027934a" fo:background-color="#99ffff"/>
    </style:style>
    <style:style style:name="P48" style:family="paragraph" style:parent-style-name="List_20_Paragraph" style:list-style-name="WWNum1">
      <style:paragraph-properties fo:margin-left="0cm" fo:margin-right="0cm" fo:text-indent="0cm" style:auto-text-indent="false"/>
      <style:text-properties officeooo:rsid="00255883" officeooo:paragraph-rsid="0027934a" fo:background-color="#ffff99"/>
    </style:style>
    <style:style style:name="P49" style:family="paragraph" style:parent-style-name="List_20_Paragraph" style:list-style-name="WWNum1">
      <style:paragraph-properties fo:margin-left="0cm" fo:margin-right="0cm" fo:text-indent="0cm" style:auto-text-indent="false"/>
      <style:text-properties officeooo:rsid="002b9c91" officeooo:paragraph-rsid="002b9c91" fo:background-color="#ffff99"/>
    </style:style>
    <style:style style:name="P50" style:family="paragraph" style:parent-style-name="List_20_Paragraph">
      <style:paragraph-properties fo:margin-left="0cm" fo:margin-right="0cm" fo:text-indent="0cm" style:auto-text-indent="false"/>
      <style:text-properties officeooo:rsid="0027934a" officeooo:paragraph-rsid="0027934a" fo:background-color="transparent"/>
    </style:style>
    <style:style style:name="P51" style:family="paragraph" style:parent-style-name="List_20_Paragraph">
      <style:paragraph-properties fo:margin-left="0cm" fo:margin-right="0cm" fo:text-indent="0cm" style:auto-text-indent="false"/>
      <style:text-properties officeooo:rsid="002b9c91" officeooo:paragraph-rsid="002b9c91" fo:background-color="transparent"/>
    </style:style>
    <style:style style:name="P52" style:family="paragraph" style:parent-style-name="List_20_Paragraph" style:list-style-name="WWNum1">
      <style:paragraph-properties fo:margin-left="0cm" fo:margin-right="0cm" fo:text-indent="0cm" style:auto-text-indent="false"/>
      <style:text-properties officeooo:rsid="0027934a" officeooo:paragraph-rsid="0027934a"/>
    </style:style>
    <style:style style:name="P53" style:family="paragraph" style:parent-style-name="List_20_Paragraph">
      <style:paragraph-properties fo:margin-left="0cm" fo:margin-right="0cm" fo:text-indent="0cm" style:auto-text-indent="false"/>
      <style:text-properties officeooo:rsid="0027934a" officeooo:paragraph-rsid="0027934a"/>
    </style:style>
    <style:style style:name="P54" style:family="paragraph" style:parent-style-name="List_20_Paragraph" style:list-style-name="WWNum1">
      <style:paragraph-properties fo:margin-left="0cm" fo:margin-right="0cm" fo:text-indent="0cm" style:auto-text-indent="false"/>
      <style:text-properties officeooo:rsid="00291ae3" officeooo:paragraph-rsid="00291ae3"/>
    </style:style>
    <style:style style:name="P55" style:family="paragraph" style:parent-style-name="List_20_Paragraph">
      <style:paragraph-properties fo:margin-left="0cm" fo:margin-right="0cm" fo:text-indent="0cm" style:auto-text-indent="false"/>
      <style:text-properties officeooo:rsid="00291ae3" officeooo:paragraph-rsid="00291ae3"/>
    </style:style>
    <style:style style:name="P56" style:family="paragraph" style:parent-style-name="List_20_Paragraph" style:list-style-name="WWNum1">
      <style:paragraph-properties fo:margin-left="0cm" fo:margin-right="0cm" fo:text-indent="0cm" style:auto-text-indent="false"/>
      <style:text-properties officeooo:rsid="002b9c91" officeooo:paragraph-rsid="002b9c91" fo:background-color="#ccff66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2023a3"/>
    </style:style>
    <style:style style:name="T4" style:family="text">
      <style:text-properties officeooo:rsid="00205f03"/>
    </style:style>
    <style:style style:name="T5" style:family="text">
      <style:text-properties officeooo:rsid="0022af51"/>
    </style:style>
    <style:style style:name="T6" style:family="text">
      <style:text-properties officeooo:rsid="00243d83"/>
    </style:style>
    <style:style style:name="T7" style:family="text">
      <style:text-properties officeooo:rsid="0027934a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27934a" fo:background-color="transparent" loext:char-shading-value="0"/>
    </style:style>
    <style:style style:name="T10" style:family="text">
      <style:text-properties officeooo:rsid="002b9c91" fo:background-color="transparent" loext:char-shading-value="0"/>
    </style:style>
    <style:style style:name="T11" style:family="text">
      <style:text-properties fo:background-color="#ffff99" loext:char-shading-value="0"/>
    </style:style>
    <style:style style:name="T12" style:family="text">
      <style:text-properties fo:background-color="#ffff99" loext:char-shading-value="0"/>
    </style:style>
    <style:style style:name="T13" style:family="text">
      <style:text-properties officeooo:rsid="00291a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DESCRIZIONE</text:span>: applicazione web tramite la quale gli studenti universitari inseriscono annunci dei loro libri usati. La mission non è venderli dall’applicazione, ma mostrarli in una bacheca tramite la quale gli studenti “acquirenti” possono trovare i libri di cui necessitano, e quindi mettersi in contatto con gli studenti “venditori”.</text:p>
      <text:p text:style-name="Standard">NOTE: <text:span text:style-name="T2">venditore</text:span> indica uno studente venditore, <text:span text:style-name="T2">acquirente</text:span> indica uno studente acquirente.</text:p>
      <text:p text:style-name="Standard"><text:span text:style-name="T1">TIPOLOGIA DI UTENTI</text:span>: non registrato, registrato, amministratore</text:p>
      <text:p text:style-name="P2">FUNZIONALITÀ: </text:p>
      <text:list xml:id="list7320616840855238746" text:style-name="WWNum1">
        <text:list-item>
          <text:p text:style-name="P7">UTENTE NON REGISTRATO</text:p>
          <text:list>
            <text:list-item>
              <text:p text:style-name="P7">Può visualizzare gli annunci</text:p>
            </text:list-item>
            <text:list-item>
              <text:p text:style-name="P8">Può registrarsi</text:p>
            </text:list-item>
            <text:list-item>
              <text:p text:style-name="P9">Può <text:span text:style-name="T7">accedere all’area di login</text:span></text:p>
            </text:list-item>
          </text:list>
        </text:list-item>
      </text:list>
      <text:p text:style-name="P1"/>
      <text:list xml:id="list191608722612613" text:continue-numbering="true" text:style-name="WWNum1">
        <text:list-item>
          <text:p text:style-name="P7">UTENTE REGISTRATO</text:p>
          <text:list>
            <text:list-item>
              <text:p text:style-name="P7">Funzionalità dell’utente non registrato</text:p>
            </text:list-item>
            <text:list-item>
              <text:p text:style-name="P10">Può inserire un annuncio</text:p>
            </text:list-item>
            <text:list-item>
              <text:p text:style-name="P10">Può cancellare un proprio annuncio</text:p>
            </text:list-item>
            <text:list-item>
              <text:p text:style-name="P10">Può chiudere un proprio annuncio indicando l’acquirente</text:p>
            </text:list-item>
            <text:list-item>
              <text:p text:style-name="P10">Può rilasciare un feedback<text:bookmark text:name="_GoBack"/></text:p>
            </text:list-item>
            <text:list-item>
              <text:p text:style-name="P10">Può visualizzare lo storico degli annunci</text:p>
            </text:list-item>
            <text:list-item>
              <text:p text:style-name="P11">Può contattare il venditore dall’annuncio</text:p>
            </text:list-item>
            <text:list-item>
              <text:p text:style-name="P12">Può scambiare messaggi con un utente venditore relativamente ad un annuncio</text:p>
            </text:list-item>
            <text:list-item>
              <text:p text:style-name="P12">Può visualizzare lo storico delle conversazioni</text:p>
            </text:list-item>
            <text:list-item>
              <text:p text:style-name="P13">Può segnalare un annuncio</text:p>
            </text:list-item>
          </text:list>
        </text:list-item>
      </text:list>
      <text:p text:style-name="P1"/>
      <text:list xml:id="list191606908847772" text:continue-numbering="true" text:style-name="WWNum1">
        <text:list-item>
          <text:p text:style-name="P7">UTENTE ADMIN</text:p>
          <text:list>
            <text:list-item>
              <text:p text:style-name="P7">Funzionalità dell’utente non registrato </text:p>
            </text:list-item>
            <text:list-item>
              <text:p text:style-name="P10">Può cancellare annunci</text:p>
            </text:list-item>
            <text:list-item>
              <text:p text:style-name="P13">Può visualizzare tutte le segnalazioni</text:p>
            </text:list-item>
            <text:list-item>
              <text:p text:style-name="P13">Può bloccare/sbloccare utenti.</text:p>
            </text:list-item>
          </text:list>
        </text:list-item>
      </text:list>
      <text:p text:style-name="P1"/>
      <text:p text:style-name="P1"/>
      <text:p text:style-name="P4">LIBRO</text:p>
      <text:list xml:id="list5588250828262062645" text:style-name="L1">
        <text:list-item>
          <text:p text:style-name="P14">titolo, edizione/anno, autore, codice isbn, casa editrice</text:p>
        </text:list-item>
        <text:list-item>
          <text:p text:style-name="P14">università, corso di studio, materia, professore</text:p>
          <text:p text:style-name="P45"/>
        </text:list-item>
      </text:list>
      <text:p text:style-name="P4">ANNUNCIO <text:span text:style-name="T13">VISTO DA ACQUIRENTE</text:span></text:p>
      <text:list xml:id="list4881325154901633522" text:style-name="L2">
        <text:list-item>
          <text:p text:style-name="P15">LIBRO</text:p>
        </text:list-item>
        <text:list-item>
          <text:p text:style-name="P16">nome utente con feedback</text:p>
        </text:list-item>
      </text:list>
      <text:list xml:id="list191607147430428" text:continue-list="list5588250828262062645" text:style-name="L1">
        <text:list-item>
          <text:p text:style-name="P14">condizione da 0 a 5 (ogni valore ha una breve descrizione standard)</text:p>
        </text:list-item>
        <text:list-item>
          <text:p text:style-name="P14">prezzo</text:p>
        </text:list-item>
        <text:list-item>
          <text:p text:style-name="P14">se consegna a mano, dove</text:p>
        </text:list-item>
        <text:list-item>
          <text:p text:style-name="P14">se spedisce o no</text:p>
        </text:list-item>
        <text:list-item>
          <text:p text:style-name="P39">form per contattare il venditore</text:p>
          <text:p text:style-name="P39"/>
        </text:list-item>
      </text:list>
      <text:p text:style-name="P5"/>
      <text:p text:style-name="P5"/>
      <text:p text:style-name="P5"/>
      <text:p text:style-name="P5"/>
      <text:p text:style-name="P5"><text:soft-page-break/></text:p>
      <text:list xml:id="list191608889218906" text:continue-list="list191606908847772" text:style-name="WWNum1">
        <text:list-item>
          <text:list>
            <text:list-header>
              <text:p text:style-name="P46"><text:span text:style-name="T6">REGISTRAZIONE - </text:span>Può registrarsi</text:p>
            </text:list-header>
          </text:list>
        </text:list-item>
      </text:list>
      <text:list xml:id="list7769280523109317857" text:style-name="L3">
        <text:list-item>
          <text:p text:style-name="P17"><text:span text:style-name="T4">ATTORE</text:span> accede alla sezione per la registrazione</text:p>
        </text:list-item>
        <text:list-item>
          <text:p text:style-name="P19">APPLICAZIONE mostra campi di <text:span text:style-name="T3">username, email, psw, psw ripetuta</text:span></text:p>
        </text:list-item>
        <text:list-item>
          <text:p text:style-name="P18"><text:span text:style-name="T4">ATTORE </text:span>inserisce <text:span text:style-name="T6">dati richiesti e invia</text:span></text:p>
        </text:list-item>
        <text:list-item>
          <text:p text:style-name="P21">APPLICAZIONE invia mail con la username scelta e un link per attivare l’account</text:p>
        </text:list-item>
        <text:list-item>
          <text:p text:style-name="P22">ATTORE <text:span text:style-name="T5">clicca il link di attivazione</text:span></text:p>
        </text:list-item>
        <text:list-item>
          <text:p text:style-name="P24">APPLICAZIONE attiva l’account</text:p>
        </text:list-item>
      </text:list>
      <text:p text:style-name="P3"/>
      <text:list xml:id="list191608342354770" text:continue-list="list191608889218906" text:style-name="WWNum1">
        <text:list-item>
          <text:list>
            <text:list-header>
              <text:p text:style-name="P47">LOGIN - Può accedere al proprio account / Può <text:span text:style-name="T7">accedere all’area di login</text:span></text:p>
            </text:list-header>
          </text:list>
        </text:list-item>
      </text:list>
      <text:list xml:id="list5227279243864082603" text:style-name="L4">
        <text:list-item>
          <text:p text:style-name="P23">ATTORE accede alla sezione per il login</text:p>
        </text:list-item>
        <text:list-item>
          <text:p text:style-name="P20">APPLICAZIONE mostra campi di username e psw da riempire</text:p>
        </text:list-item>
        <text:list-item>
          <text:p text:style-name="P20">ATTORE inserisce username e psw e invia i dati</text:p>
        </text:list-item>
        <text:list-item>
          <text:p text:style-name="P25">APPLICAZIONE certifica i dati</text:p>
        </text:list-item>
      </text:list>
      <text:list xml:id="list5819825769453695677" text:style-name="L5">
        <text:list-item>
          <text:p text:style-name="P26">dati non corretti: messaggio di errore e nuova richiesta di dati;</text:p>
        </text:list-item>
        <text:list-item>
          <text:p text:style-name="P26">dati corretti: visualizza pagina del profilo</text:p>
        </text:list-item>
      </text:list>
      <text:p text:style-name="P27"/>
      <text:list xml:id="list191607370635012" text:continue-list="list191608342354770" text:style-name="WWNum1">
        <text:list-item>
          <text:list>
            <text:list-header>
              <text:p text:style-name="P48"><text:span text:style-name="T7">INSERIMENTO - </text:span>Può inserire un annuncio</text:p>
            </text:list-header>
          </text:list>
        </text:list-item>
      </text:list>
      <text:list xml:id="list3369750827898916253" text:style-name="L7">
        <text:list-item>
          <text:p text:style-name="P28">ATTORE accede alla sezione per l’inserimento di un annuncio</text:p>
        </text:list-item>
        <text:list-item>
          <text:p text:style-name="P28">APPLICAZIONE controlla se l’utente è loggato:</text:p>
        </text:list-item>
      </text:list>
      <text:list xml:id="list5608698911453407925" text:style-name="L9">
        <text:list-item>
          <text:list>
            <text:list-item>
              <text:p text:style-name="P30">se si, continua</text:p>
            </text:list-item>
            <text:list-item>
              <text:p text:style-name="P30">se no, redirect alla pagina di login</text:p>
            </text:list-item>
          </text:list>
        </text:list-item>
      </text:list>
      <text:list xml:id="list191607196473632" text:continue-list="list3369750827898916253" text:style-name="L7">
        <text:list-item>
          <text:p text:style-name="P28">APPLICAZIONE visualizza tutte le informazioni da inserire</text:p>
        </text:list-item>
        <text:list-item>
          <text:p text:style-name="P28">ATTORE fornisce le informazioni e invia i dati</text:p>
        </text:list-item>
        <text:list-item>
          <text:p text:style-name="P28">APPLICAZIONE visualizza l’esito:</text:p>
        </text:list-item>
      </text:list>
      <text:list xml:id="list6029263319302582855" text:style-name="L8">
        <text:list-item>
          <text:list>
            <text:list-item>
              <text:p text:style-name="P29">inserimento riuscito</text:p>
            </text:list-item>
            <text:list-item>
              <text:p text:style-name="P29">dati mancanti</text:p>
            </text:list-item>
          </text:list>
        </text:list-item>
      </text:list>
      <text:p text:style-name="P50"/>
      <text:list xml:id="list191607744029689" text:continue-list="list191607370635012" text:style-name="WWNum1">
        <text:list-item>
          <text:list>
            <text:list-header>
              <text:p text:style-name="P52"><text:span text:style-name="T11">STORICO ANNUNCI - Può visualizzare lo storico degli annunci</text:span></text:p>
            </text:list-header>
          </text:list>
        </text:list-item>
      </text:list>
      <text:list xml:id="list5657633125056500450" text:style-name="L14">
        <text:list-item>
          <text:p text:style-name="P34"><text:span text:style-name="T9">ATTORE accede al proprio profilo</text:span></text:p>
        </text:list-item>
        <text:list-item>
          <text:p text:style-name="P35"><text:span text:style-name="T9">A</text:span><text:span text:style-name="T8">PPLICAZIONE visulizza profilo</text:span></text:p>
        </text:list-item>
        <text:list-item>
          <text:p text:style-name="P35"><text:span text:style-name="T8">ATTORE accede allo storico degli annunci</text:span></text:p>
        </text:list-item>
        <text:list-item>
          <text:p text:style-name="P35"><text:span text:style-name="T8">APPLICAZIONE visualizza elenco di tutti gli annunci dell’attore</text:span></text:p>
        </text:list-item>
      </text:list>
      <text:p text:style-name="P36"><text:span text:style-name="T8"/></text:p>
      <text:p text:style-name="P53"><text:span text:style-name="T11">ELIMINAZIONE - Può cancellare un annuncio</text:span></text:p>
      <text:list xml:id="list5199936326254516631" text:style-name="L15">
        <text:list-item>
          <text:p text:style-name="P31">ATTORE visualizza storico degli annunci</text:p>
        </text:list-item>
        <text:list-item>
          <text:p text:style-name="P31">ATTORE seleziona annuncio da eliminare e invia la richiesta di eliminazione</text:p>
        </text:list-item>
        <text:list-item>
          <text:p text:style-name="P31">APPLICAZIONE chiede conferma dell’eliminazione</text:p>
        </text:list-item>
        <text:list-item>
          <text:p text:style-name="P31">ATTORE risponde alla conferma</text:p>
        </text:list-item>
        <text:list-item>
          <text:p text:style-name="P31">APPLICAZIONE concluda l’eliminazione</text:p>
        </text:list-item>
      </text:list>
      <text:p text:style-name="P37"><text:span text:style-name="T12"/></text:p>
      <text:list xml:id="list191607821321662" text:continue-list="list191607744029689" text:style-name="WWNum1">
        <text:list-item>
          <text:list>
            <text:list-header>
              <text:p text:style-name="P54">VISUALIZZAZIONE ANNUNCIO <text:s/>DA “VISITATORE”</text:p>
            </text:list-header>
          </text:list>
        </text:list-item>
      </text:list>
      <text:list xml:id="list1823462431606315746" text:style-name="L19">
        <text:list-item>
          <text:p text:style-name="P38">ATTORE clicca sull’annuncio</text:p>
        </text:list-item>
        <text:list-item>
          <text:p text:style-name="P42"><text:span text:style-name="T13">APPLICAZIONE mostra i dati pubblici ed inoltre:</text:span></text:p>
        </text:list-item>
      </text:list>
      <text:list xml:id="list1518094596794470742" text:style-name="L21">
        <text:list-item>
          <text:list>
            <text:list-item>
              <text:p text:style-name="P41">se ATTORE NON REGISTRATO, anche un invito a login o registrazione</text:p>
            </text:list-item>
            <text:list-item>
              <text:p text:style-name="P41">se ATTORE REGISTRATO, anche un form per contattare il venditore</text:p>
            </text:list-item>
          </text:list>
        </text:list-item>
      </text:list>
      <text:p text:style-name="P43"/>
      <text:p text:style-name="P55">VISUALIZZAZIONE ANNUNCIO <text:s/>DA “VISITATORE REGISTRATO”</text:p>
      <text:list xml:id="list3371104592983718347" text:style-name="L20">
        <text:list-item>
          <text:p text:style-name="P40">ATTORE clicca sull’annuncio</text:p>
        </text:list-item>
        <text:list-item>
          <text:p text:style-name="P40">APPLICAZIONE mostra i dati pubblici e il form di contatto</text:p>
        </text:list-item>
      </text:list>
      <text:p text:style-name="P55"/>
      <text:p text:style-name="P55"/>
      <text:p text:style-name="P55"/>
      <text:p text:style-name="P55"/>
      <text:p text:style-name="P55"/>
      <text:p text:style-name="P55"><text:soft-page-break/></text:p>
      <text:list xml:id="list191607638266566" text:continue-list="list191607821321662" text:style-name="WWNum1">
        <text:list-item>
          <text:list>
            <text:list-header>
              <text:p text:style-name="P49">PRIMO CONTATTO - Può contattare il venditore dall’annuncio</text:p>
            </text:list-header>
          </text:list>
        </text:list-item>
      </text:list>
      <text:list xml:id="list3805660128327964807" text:style-name="L22">
        <text:list-item>
          <text:p text:style-name="P32">ATTORE compila il form di contatto all’interno di un annuncio e invia i dati</text:p>
        </text:list-item>
        <text:list-item>
          <text:p text:style-name="P32">APPLICAZIONE visualizza esito:</text:p>
        </text:list-item>
      </text:list>
      <text:list xml:id="list4526006976329622560" text:style-name="L28">
        <text:list-item>
          <text:list>
            <text:list-item>
              <text:p text:style-name="P44"><text:span text:style-name="T10">se dati corretti, continua</text:span></text:p>
            </text:list-item>
            <text:list-item>
              <text:p text:style-name="P44"><text:span text:style-name="T10">se dati incorretti/mancanti, avvisa dell’errore e fa tornare al punto 1</text:span></text:p>
            </text:list-item>
          </text:list>
        </text:list-item>
      </text:list>
      <text:list xml:id="list191608497687457" text:continue-list="list3805660128327964807" text:style-name="L22">
        <text:list-item>
          <text:p text:style-name="P32">APPLICAZIONE invia email all’indirizzo del venditore con la notifica del messaggio</text:p>
        </text:list-item>
      </text:list>
      <text:p text:style-name="P51"/>
      <text:list xml:id="list191607643341966" text:continue-list="list191607638266566" text:style-name="WWNum1">
        <text:list-item>
          <text:list>
            <text:list-header>
              <text:p text:style-name="P56">MESSAGGI - Può scambiare messaggi con un utente venditore relativamente ad un annuncio</text:p>
            </text:list-header>
          </text:list>
        </text:list-item>
      </text:list>
      <text:list xml:id="list6290090211569044789" text:style-name="L25">
        <text:list-item>
          <text:p text:style-name="P33">ATTORE accede alla sezione dei messaggi</text:p>
        </text:list-item>
        <text:list-item>
          <text:p text:style-name="P33">APPLICAZIONE visualizza elenco dei messag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aria</meta:initial-creator>
    <meta:editing-cycles>13</meta:editing-cycles>
    <meta:creation-date>2017-04-05T15:57:00</meta:creation-date>
    <dc:date>2017-04-11T19:16:05.746288069</dc:date>
    <meta:editing-duration>PT1H51S</meta:editing-duration>
    <meta:generator>LibreOffice/5.1.4.2$Linux_X86_64 LibreOffice_project/10m0$Build-2</meta:generator>
    <meta:document-statistic meta:table-count="0" meta:image-count="0" meta:object-count="0" meta:page-count="3" meta:paragraph-count="89" meta:word-count="639" meta:character-count="4001" meta:non-whitespace-character-count="3526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